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FD00000369DD466531F97F4C12.png" manifest:media-type="image/png"/>
  <manifest:file-entry manifest:full-path="Pictures/10000201000005FD00000369C9F248BAF5FAC4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178cm" svg:y="-2cm" svg:width="17cm" svg:height="9.68cm" draw:z-index="0"><draw:image xlink:href="Pictures/10000201000005FD00000369C9F248BAF5FAC45C.png" xlink:type="simple" xlink:show="embed" xlink:actuate="onLoad" loext:mime-type="image/png"/></draw:frame><draw:frame draw:style-name="fr1" draw:name="Image2" text:anchor-type="paragraph" svg:x="-1.125cm" svg:y="9.301cm" svg:width="17cm" svg:height="9.68cm" draw:z-index="1"><draw:image xlink:href="Pictures/10000201000005FD00000369DD466531F97F4C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50:16.683866051</meta:creation-date>
    <dc:date>2022-03-22T14:14:13.082293712</dc:date>
    <meta:editing-duration>PT27M1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